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2">
          <table:table-cell office:value-type="string" calcext:value-type="string">
            <text:p><text:a xlink:href="https://clyp.it/hucdbv1v" xlink:type="simple">https://clyp.it/hucdbv1v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你知道怎么用这架相机吗？</text:p>
          </table:table-cell>
        </table:table-row>
        <table:table-row table:style-name="ro2">
          <table:table-cell office:value-type="string" calcext:value-type="string">
            <text:p><text:a xlink:href="https://clyp.it/xhqh3tnr" xlink:type="simple">https://clyp.it/xhqh3tnr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你可以免费得到它。</text:p>
          </table:table-cell>
        </table:table-row>
        <table:table-row table:style-name="ro2">
          <table:table-cell office:value-type="string" calcext:value-type="string">
            <text:p><text:a xlink:href="https://clyp.it/4wsuxcpr" xlink:type="simple">https://clyp.it/4wsuxcpr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这是你在找的眼镜吗？</text:p>
          </table:table-cell>
        </table:table-row>
        <table:table-row table:style-name="ro2">
          <table:table-cell office:value-type="string" calcext:value-type="string">
            <text:p><text:a xlink:href="https://clyp.it/frhjtwfa" xlink:type="simple">https://clyp.it/frhjtwfa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我对他的第一印象果然没有错。</text:p>
          </table:table-cell>
        </table:table-row>
        <table:table-row table:style-name="ro2">
          <table:table-cell office:value-type="string" calcext:value-type="string">
            <text:p><text:a xlink:href="https://clyp.it/ymst2bcn" xlink:type="simple">https://clyp.it/ymst2bcn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我应该吃这种药吗？</text:p>
          </table:table-cell>
        </table:table-row>
        <table:table-row table:style-name="ro2">
          <table:table-cell office:value-type="string" calcext:value-type="string">
            <text:p><text:a xlink:href="https://clyp.it/5i2intw4" xlink:type="simple">https://clyp.it/5i2intw4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他是我新交的朋友。</text:p>
          </table:table-cell>
        </table:table-row>
        <table:table-row table:style-name="ro2">
          <table:table-cell office:value-type="string" calcext:value-type="string">
            <text:p><text:a xlink:href="https://clyp.it/s0wjcdkq" xlink:type="simple">https://clyp.it/s0wjcdk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纽约有许多贸易公司。</text:p>
          </table:table-cell>
        </table:table-row>
        <table:table-row table:style-name="ro2">
          <table:table-cell office:value-type="string" calcext:value-type="string">
            <text:p><text:a xlink:href="https://clyp.it/u3dhek41" xlink:type="simple">https://clyp.it/u3dhek41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他经常在这里吃早餐。</text:p>
          </table:table-cell>
        </table:table-row>
        <table:table-row table:style-name="ro2">
          <table:table-cell office:value-type="string" calcext:value-type="string">
            <text:p><text:a xlink:href="https://clyp.it/tqtttwy3" xlink:type="simple">https://clyp.it/tqtttwy3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系上你們的安全带。</text:p>
          </table:table-cell>
        </table:table-row>
        <table:table-row table:style-name="ro2">
          <table:table-cell office:value-type="string" calcext:value-type="string">
            <text:p><text:a xlink:href="https://clyp.it/iemfnocy" xlink:type="simple">https://clyp.it/iemfnocy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在美国的人说什么语言？</text:p>
          </table:table-cell>
        </table:table-row>
        <table:table-row table:style-name="ro2">
          <table:table-cell office:value-type="string" calcext:value-type="string">
            <text:p><text:a xlink:href="https://clyp.it/ggtujlhs" xlink:type="simple">https://clyp.it/ggtujlhs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你的学校有多远？</text:p>
          </table:table-cell>
        </table:table-row>
        <table:table-row table:style-name="ro2">
          <table:table-cell office:value-type="string" calcext:value-type="string">
            <text:p><text:a xlink:href="https://clyp.it/d4cfumcn" xlink:type="simple">https://clyp.it/d4cfumcn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他一小時前走了。</text:p>
          </table:table-cell>
        </table:table-row>
        <table:table-row table:style-name="ro2">
          <table:table-cell office:value-type="string" calcext:value-type="string">
            <text:p><text:a xlink:href="https://clyp.it/onppvrg0" xlink:type="simple">https://clyp.it/onppvrg0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她的专业是法国的文学。</text:p>
          </table:table-cell>
        </table:table-row>
        <table:table-row table:style-name="ro2">
          <table:table-cell office:value-type="string" calcext:value-type="string">
            <text:p><text:a xlink:href="https://clyp.it/c0siijsw" xlink:type="simple">https://clyp.it/c0siijsw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她不是一个很好的钢琴家。</text:p>
          </table:table-cell>
        </table:table-row>
        <table:table-row table:style-name="ro2">
          <table:table-cell office:value-type="string" calcext:value-type="string">
            <text:p><text:a xlink:href="https://clyp.it/nu5tgivf" xlink:type="simple">https://clyp.it/nu5tgivf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<text:span text:style-name="T1">为甚么你不想告诉我们真相？</text:span></text:p>
          </table:table-cell>
        </table:table-row>
        <table:table-row table:style-name="ro2">
          <table:table-cell office:value-type="string" calcext:value-type="string">
            <text:p><text:a xlink:href="https://clyp.it/chinlxuw" xlink:type="simple">https://clyp.it/chinlxuw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许多房屋被洪水冲走了。</text:p>
          </table:table-cell>
        </table:table-row>
        <table:table-row table:style-name="ro2">
          <table:table-cell office:value-type="string" calcext:value-type="string">
            <text:p><text:a xlink:href="https://clyp.it/3amlmzah" xlink:type="simple">https://clyp.it/3amlmzah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虽然正在刮暴风雨，但他还是出去了。</text:p>
          </table:table-cell>
        </table:table-row>
        <table:table-row table:style-name="ro2">
          <table:table-cell office:value-type="string" calcext:value-type="string">
            <text:p><text:a xlink:href="https://clyp.it/jxy3vjim" xlink:type="simple">https://clyp.it/jxy3vjim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我不喜欢绿茶。</text:p>
          </table:table-cell>
        </table:table-row>
        <table:table-row table:style-name="ro2">
          <table:table-cell office:value-type="string" calcext:value-type="string">
            <text:p><text:a xlink:href="https://clyp.it/lvl52srf" xlink:type="simple">https://clyp.it/lvl52srf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我認識那些女人。</text:p>
          </table:table-cell>
        </table:table-row>
        <table:table-row table:style-name="ro2">
          <table:table-cell office:value-type="string" calcext:value-type="string">
            <text:p><text:a xlink:href="https://clyp.it/omeyihcl" xlink:type="simple">https://clyp.it/omeyihcl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如果我是你，我就忽略它。</text:p>
          </table:table-cell>
        </table:table-row>
        <table:table-row table:style-name="ro2">
          <table:table-cell office:value-type="string" calcext:value-type="string">
            <text:p><text:a xlink:href="https://clyp.it/dtrmtfeu" xlink:type="simple">https://clyp.it/dtrmtfe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你知道怎么用这架相机吗？</text:p>
          </table:table-cell>
        </table:table-row>
        <table:table-row table:style-name="ro2">
          <table:table-cell office:value-type="string" calcext:value-type="string">
            <text:p><text:a xlink:href="https://clyp.it/g5d1ppnw" xlink:type="simple">https://clyp.it/g5d1ppnw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你可以免费得到它。</text:p>
          </table:table-cell>
        </table:table-row>
        <table:table-row table:style-name="ro2">
          <table:table-cell office:value-type="string" calcext:value-type="string">
            <text:p><text:a xlink:href="https://clyp.it/z2a0wnnd" xlink:type="simple">https://clyp.it/z2a0wnnd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这是你在找的眼镜吗？</text:p>
          </table:table-cell>
        </table:table-row>
        <table:table-row table:style-name="ro2">
          <table:table-cell office:value-type="string" calcext:value-type="string">
            <text:p><text:a xlink:href="https://clyp.it/jx0gzyxz" xlink:type="simple">https://clyp.it/jx0gzyxz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我对他的第一印象果然没有错。</text:p>
          </table:table-cell>
        </table:table-row>
        <table:table-row table:style-name="ro2">
          <table:table-cell office:value-type="string" calcext:value-type="string">
            <text:p><text:a xlink:href="https://clyp.it/yprqgcde" xlink:type="simple">https://clyp.it/yprqgcde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我应该吃这种药吗？</text:p>
          </table:table-cell>
        </table:table-row>
        <table:table-row table:style-name="ro2">
          <table:table-cell office:value-type="string" calcext:value-type="string">
            <text:p><text:a xlink:href="https://clyp.it/pf2zyjw3" xlink:type="simple">https://clyp.it/pf2zyjw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他是我新交的朋友。</text:p>
          </table:table-cell>
        </table:table-row>
        <table:table-row table:style-name="ro2">
          <table:table-cell office:value-type="string" calcext:value-type="string">
            <text:p><text:a xlink:href="https://clyp.it/thu2aunv" xlink:type="simple">https://clyp.it/thu2aun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纽约有许多贸易公司。</text:p>
          </table:table-cell>
        </table:table-row>
        <table:table-row table:style-name="ro2">
          <table:table-cell office:value-type="string" calcext:value-type="string">
            <text:p><text:a xlink:href="https://clyp.it/cgqwbzf1" xlink:type="simple">https://clyp.it/cgqwbzf1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他经常在这里吃早餐。</text:p>
          </table:table-cell>
        </table:table-row>
        <table:table-row table:style-name="ro2">
          <table:table-cell office:value-type="string" calcext:value-type="string">
            <text:p><text:a xlink:href="https://clyp.it/nwnmlrss" xlink:type="simple">https://clyp.it/nwnmlrss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系上你們的安全带。</text:p>
          </table:table-cell>
        </table:table-row>
        <table:table-row table:style-name="ro2">
          <table:table-cell office:value-type="string" calcext:value-type="string">
            <text:p><text:a xlink:href="https://clyp.it/vkdvfdbb" xlink:type="simple">https://clyp.it/vkdvfdbb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在美国的人说什么语言？</text:p>
          </table:table-cell>
        </table:table-row>
        <table:table-row table:style-name="ro2">
          <table:table-cell office:value-type="string" calcext:value-type="string">
            <text:p><text:a xlink:href="https://clyp.it/n22xpglu" xlink:type="simple">https://clyp.it/n22xpgl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你的学校有多远？</text:p>
          </table:table-cell>
        </table:table-row>
        <table:table-row table:style-name="ro2">
          <table:table-cell office:value-type="string" calcext:value-type="string">
            <text:p><text:a xlink:href="https://clyp.it/bnyjjl0u" xlink:type="simple">https://clyp.it/bnyjjl0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他一小時前走了。</text:p>
          </table:table-cell>
        </table:table-row>
        <table:table-row table:style-name="ro2">
          <table:table-cell office:value-type="string" calcext:value-type="string">
            <text:p><text:a xlink:href="https://clyp.it/qmfntq5n" xlink:type="simple">https://clyp.it/qmfntq5n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她的专业是法国的文学。</text:p>
          </table:table-cell>
        </table:table-row>
        <table:table-row table:style-name="ro2">
          <table:table-cell office:value-type="string" calcext:value-type="string">
            <text:p><text:a xlink:href="https://clyp.it/m3grwnh4" xlink:type="simple">https://clyp.it/m3grwnh4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她不是一个很好的钢琴家。</text:p>
          </table:table-cell>
        </table:table-row>
        <table:table-row table:style-name="ro2">
          <table:table-cell office:value-type="string" calcext:value-type="string">
            <text:p><text:a xlink:href="https://clyp.it/dwt4cne2" xlink:type="simple">https://clyp.it/dwt4cne2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<text:span text:style-name="T1">为甚么你不想告诉我们真相？</text:span></text:p>
          </table:table-cell>
        </table:table-row>
        <table:table-row table:style-name="ro2">
          <table:table-cell office:value-type="string" calcext:value-type="string">
            <text:p><text:a xlink:href="https://clyp.it/sznshihv" xlink:type="simple">https://clyp.it/sznshih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许多房屋被洪水冲走了。</text:p>
          </table:table-cell>
        </table:table-row>
        <table:table-row table:style-name="ro2">
          <table:table-cell office:value-type="string" calcext:value-type="string">
            <text:p><text:a xlink:href="https://clyp.it/ykjfrodg" xlink:type="simple">https://clyp.it/ykjfrodg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虽然正在刮暴风雨，但他还是出去了。</text:p>
          </table:table-cell>
        </table:table-row>
        <table:table-row table:style-name="ro2">
          <table:table-cell office:value-type="string" calcext:value-type="string">
            <text:p><text:a xlink:href="https://clyp.it/xcyuc3eq" xlink:type="simple">https://clyp.it/xcyuc3eq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我不喜欢绿茶。</text:p>
          </table:table-cell>
        </table:table-row>
        <table:table-row table:style-name="ro2">
          <table:table-cell office:value-type="string" calcext:value-type="string">
            <text:p><text:a xlink:href="https://clyp.it/4mtnzvxj" xlink:type="simple">https://clyp.it/4mtnzvxj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我認識那些女人。</text:p>
          </table:table-cell>
        </table:table-row>
        <table:table-row table:style-name="ro2">
          <table:table-cell office:value-type="string" calcext:value-type="string">
            <text:p><text:a xlink:href="https://clyp.it/zm0itc1l" xlink:type="simple">https://clyp.it/zm0itc1l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如果我是你，我就忽略它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6:34:44.734078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6:54:43.180364385</dc:date>
    <meta:editing-duration>PT15M28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